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olutePathType.onCheck( AnnotationTypeElementDeclaration valueDecl , AnnotationValue member , AnnotationInstance [ ] parentAnnotations , MemberDeclaration classMember , int annotationArray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olutePathType.AbsolutePathType( String requiredRuntimeVersion , AnnotationGrammar parentGramm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